
<file path=META-INF/manifest.xml><?xml version="1.0" encoding="utf-8"?>
<manifest:manifest xmlns:manifest="urn:oasis:names:tc:opendocument:xmlns:manifes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table="urn:oasis:names:tc:opendocument:xmlns:table:1.0" xmlns:of="urn:oasis:names:tc:opendocument:xmlns:of:1.2" xmlns:calcext="urn:org:documentfoundation:names:experimental:calc:xmlns:calcext:1.0" xmlns:loext="urn:org:documentfoundation:names:experimental:office:xmlns:loext:1.0" xmlns:field="urn:openoffice:names:experimental:ooo-ms-interop:xmlns:field:1.0" xmlns:form="urn:oasis:names:tc:opendocument:xmlns:form:1.0" xmlns:script="urn:oasis:names:tc:opendocument:xmlns:script:1.0" xmlns:presentation="urn:oasis:names:tc:opendocument:xmlns:presentation:1.0" office:version="1.3">
  <office:scripts/>
  <office:font-face-decls/>
  <office:automatic-styles>
    <style:style style:name="header" style:family="table-cell" style:data-style-name="">
      <style:table-cell-properties fo:background-color="#611729"/>
      <style:paragraph-properties fo:text-align="center"/>
      <style:text-properties fo:color="#ffffff" fo:font-weight="bold"/>
    </style:style>
    <style:style style:name="account" style:family="table-cell" style:data-style-name="">
      <style:table-cell-properties fo:background-color="#e0e0e0"/>
      <style:paragraph-properties fo:text-align="center"/>
      <style:text-properties fo:color="#000000"/>
    </style:style>
    <style:style style:name="schedule" style:family="table-cell" style:data-style-name="">
      <style:table-cell-properties fo:background-color="#a0a0a0"/>
      <style:paragraph-properties fo:text-align="center"/>
      <style:text-properties fo:font-weight="bold" fo:color="#000000"/>
    </style:style>
    <style:style style:name="pool" style:family="table-cell" style:data-style-name="">
      <style:table-cell-properties fo:background-color="#c0c0c0"/>
      <style:paragraph-properties fo:text-align="center"/>
      <style:text-properties fo:font-weight="bold" fo:color="#000000"/>
    </style:style>
  </office:automatic-styles>
  <office:body>
    <office:spreadsheet>
      <table:table table:name="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table:style-name="header" office:value-type="string">
            <text:p>Total</text:p>
          </table:table-cell>
          <table:table-cell table:style-name="header" office:value-type="string">
            <text:p>Pool</text:p>
          </table:table-cell>
          <table:table-cell table:style-name="header" office:value-type="string">
            <text:p>Subtotal</text:p>
          </table:table-cell>
          <table:table-cell table:style-name="header" office:value-type="string">
            <text:p>Account</text:p>
          </table:table-cell>
          <table:table-cell table:style-name="header" office:value-type="string">
            <text:p>Amount</text:p>
          </table:table-cell>
          <table:table-cell table:style-name="header" office:value-type="string">
            <text:p>% of Total</text:p>
          </table:table-cell>
          <table:table-cell table:style-name="header" office:value-type="string">
            <text:p>Start at</text:p>
            <text:p>Nth day</text:p>
          </table:table-cell>
          <table:table-cell table:style-name="header" office:value-type="string">
            <text:p>`start_at`</text:p>
            <text:p>(seconds)</text:p>
          </table:table-cell>
          <table:table-cell table:style-name="header" office:value-type="string">
            <text:p>Interval</text:p>
            <text:p>(days)</text:p>
          </table:table-cell>
          <table:table-cell table:style-name="header" office:value-type="string">
            <text:p>`interval`</text:p>
            <text:p>(seconds)</text:p>
          </table:table-cell>
          <table:table-cell table:style-name="header" office:value-type="string">
            <text:p>Duration</text:p>
            <text:p>(days)</text:p>
          </table:table-cell>
          <table:table-cell table:style-name="header" office:value-type="string">
            <text:p>`duration`</text:p>
            <text:p>(seconds)</text:p>
          </table:table-cell>
          <table:table-cell table:style-name="header" office:value-type="string">
            <text:p>Cliff</text:p>
            <text:p>%</text:p>
          </table:table-cell>
          <table:table-cell table:style-name="header" office:value-type="string">
            <text:p>`cliff`</text:p>
            <text:p>(SIENNA)</text:p>
          </table:table-cell>
          <table:table-cell table:style-name="header" office:value-type="string">
            <text:p>Cliff</text:p>
            <text:p>allocation</text:p>
          </table:table-cell>
          <table:table-cell table:style-name="header" office:value-type="string">
            <text:p>Cliff</text:p>
            <text:p>recipient</text:p>
          </table:table-cell>
          <table:table-cell table:style-name="header" office:value-type="string">
            <text:p>Regular</text:p>
            <text:p>portions</text:p>
          </table:table-cell>
          <table:table-cell table:style-name="header" office:value-type="string">
            <text:p>Portion</text:p>
            <text:p>size</text:p>
          </table:table-cell>
          <table:table-cell table:style-name="header" office:value-type="string">
            <text:p>Portion</text:p>
            <text:p>allocation</text:p>
          </table:table-cell>
          <table:table-cell table:style-name="header" office:value-type="string">
            <text:p>Portion</text:p>
            <text:p>recipient</text:p>
          </table:table-cell>
          <table:table-cell table:style-name="header" office:value-type="string">
            <text:p>Remainder</text:p>
          </table:table-cell>
          <table:table-cell table:style-name="header" office:value-type="string">
            <text:p>Remainder</text:p>
            <text:p>allocation</text:p>
          </table:table-cell>
          <table:table-cell table:style-name="header" office:value-type="string">
            <text:p>Remainder</text:p>
            <text:p>recipient</text:p>
          </table:table-cell>
          <table:table-cell table:number-columns-repeated="1"/>
        </table:table-row>
        <table:table-row>
          <table:table-cell table:style-name="schedule" office:value-type="float" office:value="10000000">
            <text:p>10000000</text:p>
          </table:table-cell>
          <table:table-cell table:style-name="schedule" office:value-type="string">
            <text:p> </text:p>
          </table:table-cell>
          <table:table-cell table:style-name="schedule" office:value-type="float" office:value="10000000">
            <text:p>10000000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style-name="schedule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Founders</text:p>
          </table:table-cell>
          <table:table-cell table:style-name="pool" office:value-type="float" office:value="10000000">
            <text:p>10000000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100%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Founder3</text:p>
          </table:table-cell>
          <table:table-cell table:style-name="account" office:value-type="float" office:value="731000">
            <text:p>731000</text:p>
          </table:table-cell>
          <table:table-cell table:style-name="account" office:value-type="string">
            <text:p>100%</text:p>
          </table:table-cell>
          <table:table-cell table:style-name="account" office:value-type="float" office:value="180">
            <text:p>180</text:p>
          </table:table-cell>
          <table:table-cell table:style-name="account" office:value-type="float" office:value="15552000">
            <text:p>15552000</text:p>
          </table:table-cell>
          <table:table-cell table:style-name="account" office:value-type="float" office:value="1">
            <text:p>1</text:p>
          </table:table-cell>
          <table:table-cell table:style-name="account" office:value-type="float" office:value="86400">
            <text:p>86400</text:p>
          </table:table-cell>
          <table:table-cell table:style-name="account" office:value-type="float" office:value="481">
            <text:p>481</text:p>
          </table:table-cell>
          <table:table-cell table:style-name="account" office:value-type="float" office:value="41558400">
            <text:p>41558400</text:p>
          </table:table-cell>
          <table:table-cell table:style-name="account" office:value-type="float" office:value="10">
            <text:p>10</text:p>
          </table:table-cell>
          <table:table-cell table:style-name="account" office:value-type="float" office:value="73100">
            <text:p>73100</text:p>
          </table:table-cell>
          <table:table-cell table:style-name="account" office:value-type="float" office:value="4000">
            <text:p>4000</text:p>
          </table:table-cell>
          <table:table-cell table:style-name="account" office:value-type="string">
            <text:p>secret1MyAddressxxxxxxxxxxxxxxxxxxxxxxxxxxxxx</text:p>
          </table:table-cell>
          <table:table-cell table:style-name="account" office:value-type="float" office:value="480">
            <text:p>480</text:p>
          </table:table-cell>
          <table:table-cell table:style-name="account" office:value-type="float" office:value="137">
            <text:p>137</text:p>
          </table:table-cell>
          <table:table-cell table:style-name="account" office:value-type="float" office:value="1000">
            <text:p>1000</text:p>
          </table:table-cell>
          <table:table-cell table:style-name="account" office:value-type="string">
            <text:p>secret1MyAddressxxxxxxxxxxxxxxxxxxxxxxxxxxxxx</text:p>
          </table:table-cell>
          <table:table-cell table:style-name="account" office:value-type="float" office:value="4166">
            <text:p>4166</text:p>
          </table:table-cell>
          <table:table-cell table:style-name="account" office:value-type="float" office:value="4000">
            <text:p>4000</text:p>
          </table:table-cell>
          <table:table-cell table:style-name="account" office:value-type="string">
            <text:p>secret1MyAddressxxxxxxxxxxxxxxxxxxxxxxxxxxxxx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float" office:value="166">
            <text:p>166</text:p>
          </table:table-cell>
          <table:table-cell table:style-name="account" office:value-type="string">
            <text:p>secret1MyOtherAddressxxxxxxxxxxxxxxxxxxxxxxxx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float" office:value="370">
            <text:p>370</text:p>
          </table:table-cell>
          <table:table-cell table:style-name="account" office:value-type="string">
            <text:p>secret1MyOtherAddressxxxxxxxxxxxxxxxxxxxxxxxx</text:p>
          </table:table-cell>
          <table:table-cell table:style-name="account" office:value-type="string">
            <text:p> </text:p>
          </table:table-cell>
          <table:table-cell table:style-name="account" office:value-type="float" office:value="166">
            <text:p>166</text:p>
          </table:table-cell>
          <table:table-cell table:style-name="account" office:value-type="string">
            <text:p>secret1MyOtherAddressxxxxxxxxxxxxxxxxxxxxxxxx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number-columns-repeated="2"/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  <table:table-cell table:style-name="account" office:value-type="string">
            <text:p> </text:p>
          </table:table-cell>
        </table:table-row>
        <table:table-row>
          <table:table-cell table:style-name="schedule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style-name="pool" office:value-type="string">
            <text:p> 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loext="urn:org:documentfoundation:names:experimental:office:xmlns:loext:1.0" xmlns:field="urn:openoffice:names:experimental:ooo-ms-interop:xmlns:field:1.0" xmlns:form="urn:oasis:names:tc:opendocument:xmlns:form:1.0" xmlns:script="urn:oasis:names:tc:opendocument:xmlns:script:1.0" xmlns:presentation="urn:oasis:names:tc:opendocument:xmlns:presentation:1.0" office:version="1.3">
  <office:font-face-decls/>
  <office:styles/>
  <office:automatic-styles/>
  <office:master-styles/>
</office:document-styles>
</file>

<file path=meta.xml><?xml version="1.0" encoding="utf-8"?>
<office:document-meta xmlns:meta="urn:oasis:names:tc:opendocument:xmlns:meta:1.0" xmlns:office="urn:oasis:names:tc:opendocument:xmlns:office:1.0" office:version="1.3">
  <office:meta>
    <meta:generator>spreadsheet-ods 0.1.0</meta:generator>
    <meta:creation-date>2021-03-01T13:00:47</meta:creation-date>
    <meta:editing-duration>P0D</meta:editing-duration>
    <meta:editing-cycles>1</meta:editing-cycles>
  </office:meta>
</office:document-meta>
</file>